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WindowListImpl.add( PortletWindow wind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WindowListImpl.remove( Object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WindowListImpl.get( Object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WindowListImpl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WindowListImpl.PortletWindowLis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